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1400000638000003C4BF438FB3.wmf" manifest:media-type=""/>
  <manifest:file-entry manifest:full-path="Pictures/10000201000002330000015B4D449FE8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272cm" table:align="left" style:writing-mode="lr-tb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0.318cm"/>
    </style:style>
    <style:style style:name="Tabla1.C" style:family="table-column">
      <style:table-column-properties style:column-width="1.905cm"/>
    </style:style>
    <style:style style:name="Tabla1.G" style:family="table-column">
      <style:table-column-properties style:column-width="1.588cm"/>
    </style:style>
    <style:style style:name="Tabla1.H" style:family="table-column">
      <style:table-column-properties style:column-width="1.27cm"/>
    </style:style>
    <style:style style:name="Tabla1.I" style:family="table-column">
      <style:table-column-properties style:column-width="0.953cm"/>
    </style:style>
    <style:style style:name="Tabla1.K" style:family="table-column">
      <style:table-column-properties style:column-width="0.635cm"/>
    </style:style>
    <style:style style:name="Tabla1.L" style:family="table-column">
      <style:table-column-properties style:column-width="4.81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bfbfbf" fo:padding-left="0.123cm" fo:padding-right="0.123cm" fo:padding-top="0cm" fo:padding-bottom="0cm" fo:border-left="1.5pt solid #000000" fo:border-right="1.5pt solid #000000" fo:border-top="1.5pt solid #000000" fo:border-bottom="2.2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c0c0c0" fo:padding-left="0.123cm" fo:padding-right="0.123cm" fo:padding-top="0cm" fo:padding-bottom="0cm" fo:border="2.25pt solid #000000" style:writing-mode="lr-tb">
        <style:background-image/>
      </style:table-cell-properties>
    </style:style>
    <style:style style:name="Tabla1.A3" style:family="table-cell">
      <style:table-cell-properties style:vertical-align="top" fo:background-color="#e6e6e6" fo:padding-left="0.123cm" fo:padding-right="0.123cm" fo:padding-top="0cm" fo:padding-bottom="0cm" fo:border-left="2.25pt solid #000000" fo:border-right="none" fo:border-top="2.25pt solid #000000" fo:border-bottom="0.25pt solid #000000" style:writing-mode="lr-tb">
        <style:background-image/>
      </style:table-cell-properties>
    </style:style>
    <style:style style:name="Tabla1.D3" style:family="table-cell">
      <style:table-cell-properties style:vertical-align="top" fo:background-color="#ffffbf" fo:padding-left="0.123cm" fo:padding-right="0.123cm" fo:padding-top="0cm" fo:padding-bottom="0cm" fo:border-left="0.25pt solid #000000" fo:border-right="none" fo:border-top="2.25pt solid #000000" fo:border-bottom="0.25pt solid #000000" style:writing-mode="lr-tb">
        <style:background-image/>
      </style:table-cell-properties>
    </style:style>
    <style:style style:name="Tabla1.J3" style:family="table-cell">
      <style:table-cell-properties style:vertical-align="top" fo:background-color="#e6e6e6" fo:padding-left="0.123cm" fo:padding-right="0.123cm" fo:padding-top="0cm" fo:padding-bottom="0cm" fo:border-left="0.25pt solid #000000" fo:border-right="none" fo:border-top="2.25pt solid #000000" fo:border-bottom="0.25pt solid #000000" style:writing-mode="lr-tb">
        <style:background-image/>
      </style:table-cell-properties>
    </style:style>
    <style:style style:name="Tabla1.K3" style:family="table-cell">
      <style:table-cell-properties style:vertical-align="top" fo:background-color="#ffffbf" fo:padding-left="0.123cm" fo:padding-right="0.123cm" fo:padding-top="0cm" fo:padding-bottom="0cm" fo:border-left="0.25pt solid #000000" fo:border-right="2.25pt solid #000000" fo:border-top="2.25pt solid #000000" fo:border-bottom="0.2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#e6e6e6" fo:padding-left="0.123cm" fo:padding-right="0.123cm" fo:padding-top="0cm" fo:padding-bottom="0cm" fo:border-left="2.25pt solid #000000" fo:border-right="none" fo:border-top="0.25pt solid #000000" fo:border-bottom="2.25pt solid #000000" style:writing-mode="lr-tb">
        <style:background-image/>
      </style:table-cell-properties>
    </style:style>
    <style:style style:name="Tabla1.G4" style:family="table-cell">
      <style:table-cell-properties style:vertical-align="top" fo:background-color="#ffffbf" fo:padding-left="0.123cm" fo:padding-right="0.123cm" fo:padding-top="0cm" fo:padding-bottom="0cm" fo:border-left="0.25pt solid #000000" fo:border-right="2.25pt solid #000000" fo:border-top="0.25pt solid #000000" fo:border-bottom="2.25pt solid #000000" style:writing-mode="lr-tb">
        <style:background-image/>
      </style:table-cell-properties>
    </style:style>
    <style:style style:name="Tabla1.A7" style:family="table-cell">
      <style:table-cell-properties style:vertical-align="top" fo:background-color="#e6e6e6" fo:padding-left="0.123cm" fo:padding-right="0.123cm" fo:padding-top="0cm" fo:padding-bottom="0cm" fo:border-left="2.25pt solid #000000" fo:border-right="none" fo:border-top="0.25pt solid #000000" fo:border-bottom="0.25pt solid #000000" style:writing-mode="lr-tb">
        <style:background-image/>
      </style:table-cell-properties>
    </style:style>
    <style:style style:name="Tabla1.G7" style:family="table-cell">
      <style:table-cell-properties style:vertical-align="top" fo:background-color="#ffffbf" fo:padding-left="0.123cm" fo:padding-right="0.123cm" fo:padding-top="0cm" fo:padding-bottom="0cm" fo:border-left="0.25pt solid #000000" fo:border-right="2.25pt solid #000000" fo:border-top="0.25pt solid #000000" fo:border-bottom="0.25pt solid #000000" style:writing-mode="lr-tb">
        <style:background-image/>
      </style:table-cell-properties>
    </style:style>
    <style:style style:name="Tabla1.B10" style:family="table-cell">
      <style:table-cell-properties style:vertical-align="top" fo:background-color="#ffffbf" fo:padding-left="0.123cm" fo:padding-right="0.123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.H10" style:family="table-cell">
      <style:table-cell-properties style:vertical-align="top" fo:background-color="#e6e6e6" fo:padding-left="0.123cm" fo:padding-right="0.123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.A22" style:family="table-cell">
      <style:table-cell-properties style:vertical-align="top" fo:padding-left="0.123cm" fo:padding-right="0.123cm" fo:padding-top="0cm" fo:padding-bottom="0cm" fo:border-left="1.5pt solid #000000" fo:border-right="1.5pt solid #000000" fo:border-top="2.25pt solid #000000" fo:border-bottom="2.25pt solid #000000" style:writing-mode="lr-tb"/>
    </style:style>
    <style:style style:name="Tabla2" style:family="table">
      <style:table-properties style:width="16.245cm" table:align="left" style:writing-mode="lr-tb"/>
    </style:style>
    <style:style style:name="Tabla2.A" style:family="table-column">
      <style:table-column-properties style:column-width="16.24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bfbfbf" fo:padding-left="0.123cm" fo:padding-right="0.123cm" fo:padding-top="0cm" fo:padding-bottom="0cm" fo:border-left="1.5pt solid #000000" fo:border-right="1.5pt solid #000000" fo:border-top="1.5pt solid #000000" fo:border-bottom="2.25pt solid #000000" style:writing-mode="lr-tb">
        <style:background-image/>
      </style:table-cell-properties>
    </style:style>
    <style:style style:name="Tabla3" style:family="table">
      <style:table-properties style:width="12.529cm" fo:margin-left="1.238cm" table:align="left" style:writing-mode="lr-tb"/>
    </style:style>
    <style:style style:name="Tabla3.A" style:family="table-column">
      <style:table-column-properties style:column-width="3.501cm"/>
    </style:style>
    <style:style style:name="Tabla3.B" style:family="table-column">
      <style:table-column-properties style:column-width="0.499cm"/>
    </style:style>
    <style:style style:name="Tabla3.C" style:family="table-column">
      <style:table-column-properties style:column-width="3.75cm"/>
    </style:style>
    <style:style style:name="Tabla3.D" style:family="table-column">
      <style:table-column-properties style:column-width="0.751cm"/>
    </style:style>
    <style:style style:name="Tabla3.E" style:family="table-column">
      <style:table-column-properties style:column-width="4.001cm"/>
    </style:style>
    <style:style style:name="Tabla3.1" style:family="table-row">
      <style:table-row-properties style:min-row-height="0.847cm" fo:keep-together="auto"/>
    </style:style>
    <style:style style:name="Tabla3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a3.C1" style:family="table-cell">
      <style:table-cell-properties style:vertical-align="middle"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000000" fo:border-right="none" fo:border-top="2.25pt double #000000" fo:border-bottom="2.25pt double #000000" style:writing-mode="lr-tb"/>
    </style:style>
    <style:style style:name="Tabla3.D1" style:family="table-cell">
      <style:table-cell-properties style:vertical-align="middle" style:border-line-width-left="0.026cm 0.026cm 0.026cm" fo:padding-left="0.123cm" fo:padding-right="0.123cm" fo:padding-top="0cm" fo:padding-bottom="0cm" fo:border-left="2.25pt double #000000" fo:border-right="none" fo:border-top="none" fo:border-bottom="none" style:writing-mode="lr-tb"/>
    </style:style>
    <style:style style:name="Tabla3.E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3.2" style:family="table-row">
      <style:table-row-properties style:min-row-height="0.582cm" fo:keep-together="auto"/>
    </style:style>
    <style:style style:name="Tabla3.3" style:family="table-row">
      <style:table-row-properties style:min-row-height="1.799cm" fo:keep-together="auto"/>
    </style:style>
    <style:style style:name="Tabla3.B4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none" fo:border-top="none" fo:border-bottom="none" style:writing-mode="lr-tb"/>
    </style:style>
    <style:style style:name="Tabla3.E4" style:family="table-cell">
      <style:table-cell-properties style:vertical-align="middle" style:border-line-width="0.026cm 0.026cm 0.026cm" fo:padding-left="0.123cm" fo:padding-right="0.123cm" fo:padding-top="0cm" fo:padding-bottom="0cm" fo:border="2.25pt double #000000" style:writing-mode="lr-tb"/>
    </style:style>
    <style:style style:name="Tabla3.5" style:family="table-row">
      <style:table-row-properties style:min-row-height="1.561cm" fo:keep-together="auto"/>
    </style:style>
    <style:style style:name="Tabla3.7" style:family="table-row">
      <style:table-row-properties style:min-row-height="1.217cm" fo:keep-together="auto"/>
    </style:style>
    <style:style style:name="Tabla3.9" style:family="table-row">
      <style:table-row-properties style:min-row-height="2.963cm" fo:keep-together="auto"/>
    </style:style>
    <style:style style:name="Tabla3.C9" style:family="table-cell">
      <style:table-cell-properties style:vertical-align="middle" fo:background-color="#21ef26"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000000" fo:border-right="none" fo:border-top="2.25pt double #000000" fo:border-bottom="2.25pt double #000000" style:writing-mode="lr-tb">
        <style:background-image/>
      </style:table-cell-properties>
    </style:style>
    <style:style style:name="Tabla4" style:family="table">
      <style:table-properties style:width="12.028cm" fo:margin-left="1.489cm" table:align="left" style:writing-mode="lr-tb"/>
    </style:style>
    <style:style style:name="Tabla4.A" style:family="table-column">
      <style:table-column-properties style:column-width="3.5cm"/>
    </style:style>
    <style:style style:name="Tabla4.B" style:family="table-column">
      <style:table-column-properties style:column-width="0.751cm"/>
    </style:style>
    <style:style style:name="Tabla4.C" style:family="table-column">
      <style:table-column-properties style:column-width="3.75cm"/>
    </style:style>
    <style:style style:name="Tabla4.D" style:family="table-column">
      <style:table-column-properties style:column-width="1cm"/>
    </style:style>
    <style:style style:name="Tabla4.E" style:family="table-column">
      <style:table-column-properties style:column-width="3cm"/>
    </style:style>
    <style:style style:name="Tabla4.1" style:family="table-row">
      <style:table-row-properties style:min-row-height="2.381cm" fo:keep-together="auto"/>
    </style:style>
    <style:style style:name="Tabla4.A1" style:family="table-cell">
      <style:table-cell-properties style:vertical-align="bottom" style:border-line-width-bottom="0.026cm 0.026cm 0.026cm" fo:padding-left="0.123cm" fo:padding-right="0.123cm" fo:padding-top="0cm" fo:padding-bottom="0cm" fo:border-left="none" fo:border-right="none" fo:border-top="none" fo:border-bottom="2.25pt double #000000" style:writing-mode="lr-tb"/>
    </style:style>
    <style:style style:name="Tabla4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a4.C1" style:family="table-cell">
      <style:table-cell-properties style:vertical-align="middle" fo:background-color="#21ef26"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000000" fo:border-right="none" fo:border-top="2.25pt double #000000" fo:border-bottom="2.25pt double #000000" style:writing-mode="lr-tb">
        <style:background-image/>
      </style:table-cell-properties>
    </style:style>
    <style:style style:name="Tabla4.D1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none" fo:border-top="none" fo:border-bottom="none" style:writing-mode="lr-tb"/>
    </style:style>
    <style:style style:name="Tabla4.2" style:family="table-row">
      <style:table-row-properties style:min-row-height="2.672cm" fo:keep-together="auto"/>
    </style:style>
    <style:style style:name="Tabla4.A2" style:family="table-cell">
      <style:table-cell-properties style:vertical-align="middle" fo:background-color="#ff0000"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000000" fo:border-right="none" fo:border-top="2.25pt double #000000" fo:border-bottom="2.25pt double #000000" style:writing-mode="lr-tb">
        <style:background-image/>
      </style:table-cell-properties>
    </style:style>
    <style:style style:name="Tabla4.B2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none" fo:border-top="none" fo:border-bottom="none" style:writing-mode="lr-tb"/>
    </style:style>
    <style:style style:name="Tabla4.E2" style:family="table-cell">
      <style:table-cell-properties style:vertical-align="middle" style:border-line-width="0.026cm 0.026cm 0.026cm" fo:padding-left="0.123cm" fo:padding-right="0.123cm" fo:padding-top="0cm" fo:padding-bottom="0cm" fo:border="2.25pt double #000000" style:writing-mode="lr-tb"/>
    </style:style>
    <style:style style:name="Tabla4.3" style:family="table-row">
      <style:table-row-properties style:min-row-height="1.799cm" fo:keep-together="auto"/>
    </style:style>
    <style:style style:name="Tabla4.D3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none" fo:border-top="none" fo:border-bottom="none" style:writing-mode="lr-tb"/>
    </style:style>
    <style:style style:name="Tabla4.A4" style:family="table-cell">
      <style:table-cell-properties style:vertical-align="middle"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000000" fo:border-right="none" fo:border-top="2.25pt double #000000" fo:border-bottom="2.25pt double #000000" style:writing-mode="lr-tb"/>
    </style:style>
    <style:style style:name="Tabla4.B4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none" fo:border-top="none" fo:border-bottom="none" style:writing-mode="lr-tb"/>
    </style:style>
    <style:style style:name="Tabla4.5" style:family="table-row">
      <style:table-row-properties style:min-row-height="2.09cm" fo:keep-together="auto"/>
    </style:style>
    <style:style style:name="Tabla4.D5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none" fo:border-top="none" fo:border-bottom="none" style:writing-mode="lr-tb"/>
    </style:style>
    <style:style style:name="Tabla5" style:family="table">
      <style:table-properties style:width="16.272cm" table:align="left" style:writing-mode="lr-tb"/>
    </style:style>
    <style:style style:name="Tabla5.A" style:family="table-column">
      <style:table-column-properties style:column-width="4.763cm"/>
    </style:style>
    <style:style style:name="Tabla5.B" style:family="table-column">
      <style:table-column-properties style:column-width="11.5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c0c0c0" fo:padding-left="0.123cm" fo:padding-right="0.123cm" fo:padding-top="0cm" fo:padding-bottom="0cm" fo:border="2.25pt solid #000000" style:writing-mode="lr-tb">
        <style:background-image/>
      </style:table-cell-properties>
    </style:style>
    <style:style style:name="Tabla5.A2" style:family="table-cell">
      <style:table-cell-properties style:vertical-align="top" fo:background-color="#e6e6e6" fo:padding-left="0.123cm" fo:padding-right="0.123cm" fo:padding-top="0cm" fo:padding-bottom="0cm" fo:border-left="2.25pt solid #000000" fo:border-right="none" fo:border-top="2.25pt solid #000000" fo:border-bottom="0.25pt solid #000000" style:writing-mode="lr-tb">
        <style:background-image/>
      </style:table-cell-properties>
    </style:style>
    <style:style style:name="Tabla5.B2" style:family="table-cell">
      <style:table-cell-properties style:vertical-align="top" fo:background-color="#ffffbf" fo:padding-left="0.123cm" fo:padding-right="0.123cm" fo:padding-top="0cm" fo:padding-bottom="0cm" fo:border-left="0.25pt solid #000000" fo:border-right="2.25pt solid #000000" fo:border-top="2.25pt solid #000000" fo:border-bottom="0.25pt solid #000000" style:writing-mode="lr-tb">
        <style:background-image/>
      </style:table-cell-properties>
    </style:style>
    <style:style style:name="Tabla5.A3" style:family="table-cell">
      <style:table-cell-properties style:vertical-align="top" fo:background-color="#e6e6e6" fo:padding-left="0.123cm" fo:padding-right="0.123cm" fo:padding-top="0cm" fo:padding-bottom="0cm" fo:border-left="2.25pt solid #000000" fo:border-right="none" fo:border-top="0.25pt solid #000000" fo:border-bottom="0.25pt solid #000000" style:writing-mode="lr-tb">
        <style:background-image/>
      </style:table-cell-properties>
    </style:style>
    <style:style style:name="Tabla5.B3" style:family="table-cell">
      <style:table-cell-properties style:vertical-align="top" fo:background-color="#ffffbf" fo:padding-left="0.123cm" fo:padding-right="0.123cm" fo:padding-top="0cm" fo:padding-bottom="0cm" fo:border-left="0.25pt solid #000000" fo:border-right="2.25pt solid #000000" fo:border-top="0.25pt solid #000000" fo:border-bottom="0.25pt solid #000000" style:writing-mode="lr-tb">
        <style:background-image/>
      </style:table-cell-properties>
    </style:style>
    <style:style style:name="Tabla5.A4" style:family="table-cell">
      <style:table-cell-properties style:vertical-align="top" fo:background-color="#e6e6e6" fo:padding-left="0.123cm" fo:padding-right="0.123cm" fo:padding-top="0cm" fo:padding-bottom="0cm" fo:border-left="2.25pt solid #000000" fo:border-right="none" fo:border-top="0.25pt solid #000000" fo:border-bottom="2.25pt solid #000000" style:writing-mode="lr-tb">
        <style:background-image/>
      </style:table-cell-properties>
    </style:style>
    <style:style style:name="Tabla5.B4" style:family="table-cell">
      <style:table-cell-properties style:vertical-align="top" fo:background-color="#ffffbf" fo:padding-left="0.123cm" fo:padding-right="0.123cm" fo:padding-top="0cm" fo:padding-bottom="0cm" fo:border-left="0.25pt solid #000000" fo:border-right="2.25pt solid #000000" fo:border-top="0.25pt solid #000000" fo:border-bottom="2.25pt solid #000000" style:writing-mode="lr-tb">
        <style:background-image/>
      </style:table-cell-properties>
    </style:style>
    <style:style style:name="P1" style:family="paragraph" style:parent-style-name="font6">
      <style:paragraph-properties fo:margin-top="0cm" fo:margin-bottom="0cm" style:contextual-spacing="false" style:snap-to-layout-grid="false"/>
      <style:text-properties fo:font-size="11pt" style:font-name-asian="Times New Roman" style:font-size-asian="11pt" style:font-size-complex="11pt"/>
    </style:style>
    <style:style style:name="P2" style:family="paragraph" style:parent-style-name="font6">
      <style:paragraph-properties fo:margin-top="0cm" fo:margin-bottom="0cm" style:contextual-spacing="false" style:snap-to-layout-grid="false"/>
      <style:text-properties style:font-name="Arial Narrow" style:font-name-asian="Times New Roman" style:font-name-complex="Times New Roman"/>
    </style:style>
    <style:style style:name="P3" style:family="paragraph" style:parent-style-name="xl54">
      <style:paragraph-properties fo:margin-top="0cm" fo:margin-bottom="0cm" style:contextual-spacing="false" fo:padding="0cm" fo:border="none" style:vertical-align="auto"/>
      <style:text-properties fo:font-size="11pt" style:font-name-asian="Times New Roman" style:font-size-asian="11pt" style:font-size-complex="11pt"/>
    </style:style>
    <style:style style:name="P4" style:family="paragraph" style:parent-style-name="xl54">
      <style:paragraph-properties fo:margin-top="0cm" fo:margin-bottom="0cm" style:contextual-spacing="false" fo:padding="0cm" fo:border="none" style:vertical-align="auto"/>
      <style:text-properties style:font-name="Arial Narrow" style:font-name-asian="Times New Roman" style:font-name-complex="Times New Roman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Header">
      <style:paragraph-properties fo:text-align="center" style:justify-single-word="false"/>
      <style:text-properties fo:language="en" fo:country="US" style:language-asian="es" style:country-asian="CO" style:font-name-complex="Arial"/>
    </style:style>
    <style:style style:name="P7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Header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9" style:family="paragraph" style:parent-style-name="Header">
      <style:paragraph-properties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Header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Text_20_body">
      <style:paragraph-properties fo:margin-left="1cm" fo:margin-right="0cm" fo:line-height="150%" fo:text-indent="0cm" style:auto-text-indent="false"/>
      <style:text-properties fo:language="es" fo:country="ES"/>
    </style:style>
    <style:style style:name="P12" style:family="paragraph" style:parent-style-name="Text_20_body">
      <style:paragraph-properties fo:margin-left="0.318cm" fo:margin-right="0cm" fo:line-height="150%" fo:text-align="start" style:justify-single-word="false" fo:text-indent="0cm" style:auto-text-indent="false"/>
      <style:text-properties fo:language="es" fo:country="ES"/>
    </style:style>
    <style:style style:name="P13" style:family="paragraph" style:parent-style-name="Text_20_body">
      <style:paragraph-properties fo:margin-left="0.318cm" fo:margin-right="0cm" fo:line-height="150%" fo:text-align="center" style:justify-single-word="false" fo:text-indent="0cm" style:auto-text-indent="false"/>
      <style:text-properties fo:language="es" fo:country="ES" fo:font-weight="bold" style:font-weight-asian="bold"/>
    </style:style>
    <style:style style:name="P14" style:family="paragraph" style:parent-style-name="Text_20_body">
      <style:paragraph-properties fo:margin-left="0.318cm" fo:margin-right="0cm" fo:line-height="150%" fo:text-align="start" style:justify-single-word="false" fo:text-indent="0cm" style:auto-text-indent="false"/>
      <style:text-properties fo:language="es" fo:country="ES" style:language-asian="es" style:country-asian="CO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17" style:family="paragraph" style:parent-style-name="Standard">
      <style:paragraph-properties fo:text-align="center" style:justify-single-word="false"/>
      <style:text-properties style:font-name="Arial Narrow" fo:font-size="14pt" fo:font-style="italic" fo:font-weight="bold" style:font-size-asian="14pt" style:font-style-asian="italic" style:font-weight-asian="bold" style:font-name-complex="Arial Narrow" style:font-style-complex="italic" style:font-weight-complex="bold"/>
    </style:style>
    <style:style style:name="P18" style:family="paragraph" style:parent-style-name="Standard">
      <style:text-properties style:font-name="Arial Narrow" fo:font-size="14pt" fo:font-weight="bold" style:font-size-asian="14pt" style:font-weight-asian="bold" style:font-name-complex="Arial Narrow" style:font-weight-complex="bold"/>
    </style:style>
    <style:style style:name="P19" style:family="paragraph" style:parent-style-name="Standard">
      <style:paragraph-properties style:snap-to-layout-grid="false"/>
      <style:text-properties style:font-name="Arial Narrow" fo:font-size="14pt" fo:font-weight="bold" style:font-size-asian="14pt" style:font-weight-asian="bold" style:font-name-complex="Arial Narrow" style:font-weight-complex="bold"/>
    </style:style>
    <style:style style:name="P20" style:family="paragraph" style:parent-style-name="Standard">
      <style:paragraph-properties style:snap-to-layout-grid="false"/>
      <style:text-properties style:font-name="Arial Narrow" fo:font-weight="bold" style:font-weight-asian="bold" style:font-name-complex="Arial Narrow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name-complex="Arial" style:font-size-complex="11pt" style:font-weight-complex="bold"/>
    </style:style>
    <style:style style:name="P26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28" style:family="paragraph" style:parent-style-name="Standard">
      <style:text-properties style:font-name="Arial" fo:font-size="11pt" style:font-name-asian="Arial" style:font-size-asian="11pt" style:font-name-complex="Arial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fo:language="en" fo:country="US" style:font-size-asian="11pt" style:font-name-complex="Arial" style:font-size-complex="11pt"/>
    </style:style>
    <style:style style:name="P30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text-properties fo:language="es" fo:country="CO"/>
    </style:style>
    <style:style style:name="P34" style:family="paragraph" style:parent-style-name="Standard">
      <style:paragraph-properties style:snap-to-layout-grid="false"/>
      <style:text-properties fo:color="#000000" style:font-name="Calibri" fo:font-size="11pt" fo:language="es" fo:country="CO" style:font-size-asian="11pt" style:language-asian="es" style:country-asian="CO" style:font-name-complex="Calibri" style:font-size-complex="11pt"/>
    </style:style>
    <style:style style:name="P35" style:family="paragraph" style:parent-style-name="Standard">
      <style:paragraph-properties fo:text-align="center" style:justify-single-word="false"/>
      <style:text-properties fo:color="#000000" style:font-name="Calibri" fo:font-size="8pt" fo:language="es" fo:country="CO" fo:font-weight="bold" style:font-size-asian="8pt" style:language-asian="es" style:country-asian="CO" style:font-weight-asian="bold" style:font-name-complex="Calibri" style:font-size-complex="8pt" style:font-weight-complex="bold"/>
    </style:style>
    <style:style style:name="P36" style:family="paragraph" style:parent-style-name="Standard">
      <style:text-properties fo:color="#000000" style:font-name="Calibri" fo:font-size="6pt" fo:language="es" fo:country="CO" style:font-size-asian="6pt" style:language-asian="es" style:country-asian="CO" style:font-name-complex="Calibri" style:font-size-complex="6pt"/>
    </style:style>
    <style:style style:name="P37" style:family="paragraph" style:parent-style-name="Standard">
      <style:paragraph-properties fo:text-align="center" style:justify-single-word="false" style:snap-to-layout-grid="false"/>
      <style:text-properties fo:color="#000000" style:font-name="Calibri" fo:font-size="6pt" fo:language="es" fo:country="CO" style:font-size-asian="6pt" style:language-asian="es" style:country-asian="CO" style:font-name-complex="Calibri" style:font-size-complex="6pt"/>
    </style:style>
    <style:style style:name="P38" style:family="paragraph" style:parent-style-name="Standard" style:master-page-name="Standard">
      <style:paragraph-properties fo:text-align="justify" style:justify-single-word="false" style:page-number="auto"/>
    </style:style>
    <style:style style:name="P39" style:family="paragraph">
      <style:paragraph-properties fo:text-align="center" style:writing-mode="lr-tb"/>
    </style:style>
    <style:style style:name="T1" style:family="text">
      <style:text-properties style:font-name="Arial Narrow" style:font-name-complex="Arial Narrow"/>
    </style:style>
    <style:style style:name="T2" style:family="text">
      <style:text-properties style:font-name="Arial Narrow" fo:font-size="11pt" style:font-size-asian="11pt" style:font-name-complex="Arial Narrow"/>
    </style:style>
    <style:style style:name="T3" style:family="text"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11pt" style:font-size-asian="11pt" style:font-name-complex="Arial" style:font-size-complex="11pt" style:font-weight-complex="bold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9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style:font-name="Arial" fo:font-size="11pt" style:font-name-asian="Arial" style:font-size-asian="11pt" style:font-name-complex="Arial" style:font-size-complex="11pt"/>
    </style:style>
    <style:style style:name="T11" style:family="text">
      <style:text-properties style:font-name="Arial" fo:font-weight="bold" style:font-weight-asian="bold" style:font-name-complex="Arial" style:font-weight-complex="bold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3" style:family="text">
      <style:text-properties style:font-name-asian="Arial"/>
    </style:style>
    <style:style style:name="T14" style:family="text">
      <style:text-properties fo:font-size="14pt" fo:font-weight="bold" style:font-size-asian="14pt" style:font-weight-asian="bold" style:font-weight-complex="bold"/>
    </style:style>
    <style:style style:name="T15" style:family="text">
      <style:text-properties style:font-name-asian="Calibri"/>
    </style:style>
    <style:style style:name="T16" style:family="text">
      <style:text-properties fo:color="#000000" style:font-name="Calibri" fo:font-size="6pt" fo:language="es" fo:country="CO" fo:font-weight="bold" style:font-size-asian="6pt" style:language-asian="es" style:country-asian="CO" style:font-weight-asian="bold" style:font-name-complex="Calibri" style:font-size-complex="6pt" style:font-weight-complex="bold"/>
    </style:style>
    <style:style style:name="T17" style:family="text">
      <style:text-properties fo:color="#000000" style:font-name="Calibri" fo:font-size="6pt" fo:language="es" fo:country="CO" style:font-size-asian="6pt" style:language-asian="es" style:country-asian="CO" style:font-name-complex="Calibri" style:font-size-complex="6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Registre <text:s/>la información solicitada para cada predio y proceda a elaborar el Mapa Tradicional Predial <text:s/>(</text:span><text:span text:style-name="T2">Ver anexo 1 de la fincha</text:span><text:span text:style-name="T1">).</text:span>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 table:number-columns-repeated="3"/>
        <table:table-column table:style-name="Tabla1.G"/>
        <table:table-column table:style-name="Tabla1.H"/>
        <table:table-column table:style-name="Tabla1.I"/>
        <table:table-column table:style-name="Tabla1.G"/>
        <table:table-column table:style-name="Tabla1.K"/>
        <table:table-column table:style-name="Tabla1.L"/>
        <table:table-header-rows>
          <table:table-row table:style-name="Tabla1.1">
            <table:table-cell table:style-name="Tabla1.A1" table:number-columns-spanned="12" office:value-type="string">
              <text:p text:style-name="P21"><text:span text:style-name="T5">INFORMACIÓN ÚNICA PREDIAL </text:span></text:p>
              <text:p text:style-name="P21"><text:span text:style-name="T5">PREDIO: <text:s text:c="4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2" table:number-columns-spanned="12" office:value-type="string">
            <text:p text:style-name="P22">INFORMACION BAS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columns-spanned="3" office:value-type="string">
            <text:p text:style-name="P23">Identificador predial:</text:p>
          </table:table-cell>
          <table:covered-table-cell/>
          <table:covered-table-cell/>
          <table:table-cell table:style-name="Tabla1.D3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la1.J3" office:value-type="string">
            <text:p text:style-name="P23">CHIP:</text:p>
          </table:table-cell>
          <table:table-cell table:style-name="Tabla1.K3" table:number-columns-spanned="2" office:value-type="string">
            <text:p text:style-name="P26"/>
          </table:table-cell>
          <table:covered-table-cell/>
        </table:table-row>
        <table:table-row table:style-name="Tabla1.1">
          <table:table-cell table:style-name="Tabla1.A4" table:number-columns-spanned="6" office:value-type="string">
            <text:p text:style-name="P23">Dirección (Fuente: UAECD)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4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12" office:value-type="string">
            <text:p text:style-name="Standard"><text:span text:style-name="T9">COMPONENTE JURIDICO:<text:tab/></text:span><text:span text:style-name="T7">Propietario:<text:tab/></text:span><field:fieldmark text:name="__Fieldmark__24_1528053608" field:type="vnd.oasis.opendocument.field.FORMCHECKBOX"><field:param field:name="Checkbox_Checked" field:value="true"/><field:param field:name="Checkbox_HelpText" field:value=""/><field:param field:name="Checkbox_Name" field:value="Casilla1"/></field:fieldmark><text:span text:style-name="T7">.<text:tab/><text:tab/>Poseedor:<text:tab/></text:span><field:fieldmark text:name="__Fieldmark__25_1528053608" field:type="vnd.oasis.opendocument.field.FORMCHECKBOX"><field:param field:name="Checkbox_HelpText" field:value=""/><field:param field:name="Checkbox_Name" field:value="Casilla2"/></field:fieldmark><text:span text:style-name="T7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columns-spanned="6" office:value-type="string">
            <text:p text:style-name="P23">Propietario actual inscrit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K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6" office:value-type="string">
            <text:p text:style-name="P3">Documento de identificación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7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4" office:value-type="string">
            <text:p text:style-name="P23">Dirección de notificación:</text:p>
          </table:table-cell>
          <table:covered-table-cell/>
          <table:covered-table-cell/>
          <table:covered-table-cell/>
          <table:table-cell table:style-name="Tabla1.G7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4" office:value-type="string">
            <text:p text:style-name="P23">No. De teléfono:</text:p>
          </table:table-cell>
          <table:covered-table-cell/>
          <table:covered-table-cell/>
          <table:covered-table-cell/>
          <table:table-cell table:style-name="Tabla1.G7" table:number-columns-spanned="8" office:value-type="string">
            <text:p text:style-name="P28">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23">Predio:</text:p>
          </table:table-cell>
          <table:table-cell table:style-name="Tabla1.B10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la1.H10" table:number-columns-spanned="4" office:value-type="string">
            <text:p text:style-name="P23">Acto traslaticio de dominio:</text:p>
          </table:table-cell>
          <table:covered-table-cell/>
          <table:covered-table-cell/>
          <table:covered-table-cell/>
          <table:table-cell table:style-name="Tabla1.G7" office:value-type="string">
            <text:p text:style-name="P27"/>
          </table:table-cell>
        </table:table-row>
        <table:table-row table:style-name="Tabla1.1">
          <table:table-cell table:style-name="Tabla1.A7" table:number-columns-spanned="3" office:value-type="string">
            <text:p text:style-name="P23">Matricula inmobiliaria:</text:p>
          </table:table-cell>
          <table:covered-table-cell/>
          <table:covered-table-cell/>
          <table:table-cell table:style-name="Tabla1.B10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a1.H10" table:number-columns-spanned="3" office:value-type="string">
            <text:p text:style-name="P29">Cédula catastral:</text:p>
          </table:table-cell>
          <table:covered-table-cell/>
          <table:covered-table-cell/>
          <table:table-cell table:style-name="Tabla1.G7" office:value-type="string">
            <text:p text:style-name="P26"/>
          </table:table-cell>
        </table:table-row>
        <table:table-row table:style-name="Tabla1.1">
          <table:table-cell table:style-name="Tabla1.A7" table:number-columns-spanned="4" office:value-type="string">
            <text:p text:style-name="P23">Título de adquisición:</text:p>
          </table:table-cell>
          <table:covered-table-cell/>
          <table:covered-table-cell/>
          <table:covered-table-cell/>
          <table:table-cell table:style-name="Tabla1.G7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4" office:value-type="string">
            <text:p text:style-name="P23">Cabida superficiaria </text:p>
          </table:table-cell>
          <table:covered-table-cell/>
          <table:covered-table-cell/>
          <table:covered-table-cell/>
          <table:table-cell table:style-name="Tabla1.G7" table:number-columns-spanned="8" office:value-type="string">
            <text:p text:style-name="P23"><text:span text:style-name="T13"><text:s text:c="7"/></text:span>M2</text:p>
            <text:p text:style-name="P15"><text:span text:style-name="T7">FUENTE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2" office:value-type="string">
            <text:p text:style-name="P23">Linderos:</text:p>
          </table:table-cell>
          <table:covered-table-cell/>
          <table:table-cell table:style-name="Tabla1.G7" table:number-columns-spanned="10" office:value-type="string">
            <text:p text:style-name="P15"><text:span text:style-name="T9">NORTE:</text:span><text:span text:style-name="T7"> </text:span></text:p>
            <text:p text:style-name="P15"><text:span text:style-name="T8">SUR:</text:span><text:span text:style-name="T6"> </text:span></text:p>
            <text:p text:style-name="P15"><text:span text:style-name="T9">ORIENTE:</text:span><text:span text:style-name="T7"> </text:span></text:p>
            <text:p text:style-name="P31">OCCIDENTE: </text:p>
            <text:p text:style-name="P15"><text:span text:style-name="T9">FUENTE</text:span><text:span text:style-name="T7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4" office:value-type="string">
            <text:p text:style-name="P23">Tipo de linderos:</text:p>
          </table:table-cell>
          <table:covered-table-cell/>
          <table:covered-table-cell/>
          <table:covered-table-cell/>
          <table:table-cell table:style-name="Tabla1.G7" table:number-columns-spanned="8" office:value-type="string">
            <text:p text:style-name="Standard"><text:span text:style-name="T7">Claros:<text:tab/></text:span><field:fieldmark text:name="__Fieldmark__26_1528053608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7">.<text:tab/><text:tab/>Confusos:<text:tab/></text:span><field:fieldmark text:name="__Fieldmark__27_1528053608" field:type="vnd.oasis.opendocument.field.FORMCHECKBOX"><field:param field:name="Checkbox_HelpText" field:value=""/><field:param field:name="Checkbox_Name" field:value="Casilla2"/></field:fieldmark><text:span text:style-name="T7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2" office:value-type="string">
            <text:p text:style-name="P23">Tradición:</text:p>
          </table:table-cell>
          <table:covered-table-cell/>
          <table:table-cell table:style-name="Tabla1.G7" table:number-columns-spanned="10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5" office:value-type="string">
            <text:p text:style-name="P23">Vigencia de la información:</text:p>
          </table:table-cell>
          <table:covered-table-cell/>
          <table:covered-table-cell/>
          <table:covered-table-cell/>
          <table:covered-table-cell/>
          <table:table-cell table:style-name="Tabla1.G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12" office:value-type="string">
            <text:p text:style-name="Standard"><text:span text:style-name="T9">COMPONENTE ESPACIAL:<text:tab/></text:span><text:span text:style-name="T7">Registral: </text:span><field:fieldmark text:name="__Fieldmark__28_1528053608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7">.<text:tab/>Catastral: </text:span><field:fieldmark text:name="__Fieldmark__29_1528053608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7">.<text:tab/>Topográfica: <text:s/></text:span><field:fieldmark text:name="__Fieldmark__30_1528053608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7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columns-spanned="4" office:value-type="string">
            <text:p text:style-name="P23">Área registral:</text:p>
          </table:table-cell>
          <table:covered-table-cell/>
          <table:covered-table-cell/>
          <table:covered-table-cell/>
          <table:table-cell table:style-name="Tabla1.K3" table:number-columns-spanned="8" office:value-type="string">
            <text:p text:style-name="Standard"><text:span text:style-name="T10"><text:s text:c="16"/></text:span><text:span text:style-name="T6">MT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4" office:value-type="string">
            <text:p text:style-name="P3">Área catastral:</text:p>
          </table:table-cell>
          <table:covered-table-cell/>
          <table:covered-table-cell/>
          <table:covered-table-cell/>
          <table:table-cell table:style-name="Tabla1.G7" table:number-columns-spanned="8" office:value-type="string">
            <text:p text:style-name="Standard"><text:span text:style-name="T10"><text:s text:c="15"/></text:span><text:span text:style-name="T6">mt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4" office:value-type="string">
            <text:p text:style-name="P23">Área topográfica:</text:p>
          </table:table-cell>
          <table:covered-table-cell/>
          <table:covered-table-cell/>
          <table:covered-table-cell/>
          <table:table-cell table:style-name="Tabla1.G4" table:number-columns-spanned="8" office:value-type="string">
            <text:p text:style-name="Standard"><text:span text:style-name="T10"><text:s text:c="15"/></text:span><text:span text:style-name="T6">mt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2" table:number-columns-spanned="12" office:value-type="string">
            <text:p text:style-name="P31">OBSERVACIONES Y RECOMENDACIONES:</text:p>
            <text:p text:style-name="P23"/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12" office:value-type="string">
            <text:p text:style-name="P30">ELABOR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columns-spanned="4" office:value-type="string">
            <text:p text:style-name="P23">Profesional:</text:p>
          </table:table-cell>
          <table:covered-table-cell/>
          <table:covered-table-cell/>
          <table:covered-table-cell/>
          <table:table-cell table:style-name="Tabla1.K3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4" office:value-type="string">
            <text:p text:style-name="P3">No. Tarjeta Profesional</text:p>
          </table:table-cell>
          <table:covered-table-cell/>
          <table:covered-table-cell/>
          <table:covered-table-cell/>
          <table:table-cell table:style-name="Tabla1.G7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4" office:value-type="string">
            <text:p text:style-name="P23">Firma</text:p>
          </table:table-cell>
          <table:covered-table-cell/>
          <table:covered-table-cell/>
          <table:covered-table-cell/>
          <table:table-cell table:style-name="Tabla1.G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2"/>
      <text:p text:style-name="P12"/>
      <text:p text:style-name="P12"/>
      <text:p text:style-name="P13"><text:soft-page-break/>ANEXO 1.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21"><text:span text:style-name="T3">MAPA DE TRADICIÓN PREDIAL</text:span></text:p>
              <text:p text:style-name="P17">PREDIO: </text:p>
            </table:table-cell>
          </table:table-row>
        </table:table-header-rows>
      </table:table>
      <text:p text:style-name="P14"><draw:frame draw:style-name="fr1" draw:name="Marco1" text:anchor-type="char" svg:x="0.095cm" svg:y="0.598cm" svg:width="16.14cm" svg:height="16.193cm" draw:z-index="3"><draw:text-box><text:p text:style-name="Standard"/><text:p text:style-name="Standard"/><table:table table:name="Tabla3" table:style-name="Tabla3"><table:table-column table:style-name="Tabla3.A"/><table:table-column table:style-name="Tabla3.B"/><table:table-column table:style-name="Tabla3.C"/><table:table-column table:style-name="Tabla3.D"/><table:table-column table:style-name="Tabla3.E"/><table:table-row table:style-name="Tabla3.1"><table:table-cell table:style-name="Tabla3.A1" office:value-type="string"><text:p text:style-name="P34"/></table:table-cell><table:table-cell table:style-name="Tabla3.A1" office:value-type="string"><text:p text:style-name="P34"/></table:table-cell><table:table-cell table:style-name="Tabla3.C1" office:value-type="string"><text:p text:style-name="P35"><text:span text:style-name="T15"><text:s/></text:span>50S-40273172 <text:s text:c="139"/>PREDIO BUENAVISTA A </text:p></table:table-cell><table:table-cell table:style-name="Tabla3.D1" office:value-type="string"><text:p text:style-name="P37"/></table:table-cell><table:table-cell table:style-name="Tabla3.E1" office:value-type="string"><text:p text:style-name="P37"/></table:table-cell></table:table-row><table:table-row table:style-name="Tabla3.2"><table:table-cell table:style-name="Tabla3.A1" office:value-type="string"><text:p text:style-name="P34"/></table:table-cell><table:table-cell table:style-name="Tabla3.A1" office:value-type="string"><text:p text:style-name="P34"/></table:table-cell><table:table-cell table:style-name="Tabla3.E1" office:value-type="string"><text:p text:style-name="P37"/></table:table-cell><table:table-cell table:style-name="Tabla3.E1" office:value-type="string"><text:p text:style-name="P37"/></table:table-cell><table:table-cell table:style-name="Tabla3.E1" office:value-type="string"><text:p text:style-name="P37"/></table:table-cell></table:table-row><table:table-row table:style-name="Tabla3.3"><table:table-cell table:style-name="Tabla3.A1" office:value-type="string"><text:p text:style-name="P34"/></table:table-cell><table:table-cell table:style-name="Tabla3.A1" office:value-type="string"><text:p text:style-name="P34"/></table:table-cell><table:table-cell table:style-name="Tabla3.C1" office:value-type="string"><text:p text:style-name="Standard"><text:span text:style-name="T16">COMPRAVENTA <text:s text:c="3"/></text:span><text:span text:style-name="T17"><text:s text:c="80"/>DE: JOSE JACOBO GONZALEZ ROMERO <text:s text:c="111"/>A: ARQUIMEDES OCTAVIO MORENO ROMERO <text:s text:c="130"/>ESC. 4378 DE 04/12/1995 NOT. 45</text:span></text:p></table:table-cell><table:table-cell table:style-name="Tabla3.D1" office:value-type="string"><text:p text:style-name="P37"/></table:table-cell><table:table-cell table:style-name="Tabla3.A1" office:value-type="string"><text:p text:style-name="P34"/></table:table-cell></table:table-row><table:table-row table:style-name="Tabla3.3"><table:table-cell table:style-name="Tabla3.C1" office:value-type="string"><text:p text:style-name="Standard"><text:span text:style-name="T16">EMBARGO EJECUTIVO <text:s text:c="18"/></text:span><text:span text:style-name="T17"><text:s text:c="35"/>DE: JOSE MIGUEL OSPINA B <text:s text:c="117"/>A: ARQUIMEDES ROMERO <text:s/>M. <text:s text:c="147"/>OFICIO 1788 DE 23/04/1998 JUZGADO 30 C CTO D BOGOTA</text:span></text:p></table:table-cell><table:table-cell table:style-name="Tabla3.B4" office:value-type="string"><text:p text:style-name="P34"/></table:table-cell><table:table-cell table:style-name="Tabla3.E1" office:value-type="string"><text:p text:style-name="P37"/></table:table-cell><table:table-cell table:style-name="Tabla3.E1" office:value-type="string"><text:p text:style-name="P37"/></table:table-cell><table:table-cell table:style-name="Tabla3.E4" office:value-type="string"><text:p text:style-name="Standard"><text:span text:style-name="T16">CANCELACION EMBARGO CON ACCION PERSONAL <text:s text:c="17"/></text:span><text:span text:style-name="T17"><text:s text:c="35"/>DE: JOSE MIGUEL OSPINA B <text:s text:c="117"/>A: ARQUIMEDES ROMERO <text:s/>M. <text:s text:c="147"/>OFICIO 6364 DE 08/09/2000 <text:s/>JUZGADO 30 C CTO D BOGOTA</text:span></text:p></table:table-cell></table:table-row><table:table-row table:style-name="Tabla3.5"><table:table-cell table:style-name="Tabla3.E1" office:value-type="string"><text:p text:style-name="P37"/></table:table-cell><table:table-cell table:style-name="Tabla3.A1" office:value-type="string"><text:p text:style-name="P34"/></table:table-cell><table:table-cell table:style-name="Tabla3.C1" office:value-type="string"><text:p text:style-name="Standard"><text:span text:style-name="T16">DACION EN PAGO <text:s text:c="3"/></text:span><text:span text:style-name="T17"><text:s text:c="80"/>DE: JARQUIMEDES OCTAVIO MORENO ROMERO <text:s text:c="40"/></text:span></text:p><text:p text:style-name="P36">A: BANCO DE BOGOTA <text:s text:c="129"/>ESC. 1984 DE 14/08/2000 NOT. 45</text:p></table:table-cell><table:table-cell table:style-name="Tabla3.D1" office:value-type="string"><text:p text:style-name="P37"/></table:table-cell><table:table-cell table:style-name="Tabla3.A1" office:value-type="string"><text:p text:style-name="P34"/></table:table-cell></table:table-row><table:table-row table:style-name="Tabla3.2"><table:table-cell table:style-name="Tabla3.A1" office:value-type="string"><text:p text:style-name="P34"/></table:table-cell><table:table-cell table:style-name="Tabla3.A1" office:value-type="string"><text:p text:style-name="P34"/></table:table-cell><table:table-cell table:style-name="Tabla3.A1" office:value-type="string"><text:p text:style-name="P34"/></table:table-cell><table:table-cell table:style-name="Tabla3.A1" office:value-type="string"><text:p text:style-name="P34"/></table:table-cell><table:table-cell table:style-name="Tabla3.A1" office:value-type="string"><text:p text:style-name="P34"/></table:table-cell></table:table-row><table:table-row table:style-name="Tabla3.7"><table:table-cell table:style-name="Tabla3.A1" office:value-type="string"><text:p text:style-name="P34"/></table:table-cell><table:table-cell table:style-name="Tabla3.A1" office:value-type="string"><text:p text:style-name="P34"/></table:table-cell><table:table-cell table:style-name="Tabla3.C1" office:value-type="string"><text:p text:style-name="Standard"><text:span text:style-name="T16">DONACION <text:s text:c="3"/></text:span><text:span text:style-name="T17"><text:s text:c="80"/>DE: <text:s/>BANCO DE BOGOTA <text:s text:c="15"/></text:span></text:p><text:p text:style-name="P36"><text:span text:style-name="T15"><text:s/></text:span>A: UNIVERSIDAD DE LA SABANA <text:s text:c="129"/>ESC. 8772 DE 24/12/2004 NOT. 45</text:p></table:table-cell><table:table-cell table:style-name="Tabla3.B4" office:value-type="string"><text:p text:style-name="P34"/></table:table-cell><table:table-cell table:style-name="Tabla3.A1" office:value-type="string"><text:p text:style-name="P34"/></table:table-cell></table:table-row><table:table-row table:style-name="Tabla3.2"><table:table-cell table:style-name="Tabla3.A1" office:value-type="string"><text:p text:style-name="P34"/></table:table-cell><table:table-cell table:style-name="Tabla3.A1" office:value-type="string"><text:p text:style-name="P34"/></table:table-cell><table:table-cell table:style-name="Tabla3.A1" office:value-type="string"><text:p text:style-name="P34"/></table:table-cell><table:table-cell table:style-name="Tabla3.A1" office:value-type="string"><text:p text:style-name="P34"/></table:table-cell><table:table-cell table:style-name="Tabla3.A1" office:value-type="string"><text:p text:style-name="P34"/></table:table-cell></table:table-row><table:table-row table:style-name="Tabla3.9"><table:table-cell table:style-name="Tabla3.A1" office:value-type="string"><text:p text:style-name="P34"/></table:table-cell><table:table-cell table:style-name="Tabla3.A1" office:value-type="string"><text:p text:style-name="P34"/></table:table-cell><table:table-cell table:style-name="Tabla3.C9" office:value-type="string"><text:p text:style-name="Standard"><text:span text:style-name="T16">COMPRAVENTA <text:s text:c="3"/></text:span><text:span text:style-name="T17"><text:s text:c="80"/>DE: <text:s/>UNIVERSIDAD DE LA SABANA <text:s text:c="61"/>A: HECTOR RAFAEL MUÑOZ DURAN <text:s text:c="52"/>A: RUTH AMANDA JIMENEZ DE MUÑOZ <text:s text:c="59"/>A: IVAN DARIO SOLANO DONCEL <text:s text:c="17"/>A: ANDRES MUÑOZ JIMENEZ <text:s text:c="129"/>ESC. 4278 DE 27/12/2006 NOT. 47</text:span></text:p></table:table-cell><table:table-cell table:style-name="Tabla3.B4" office:value-type="string"><text:p text:style-name="P34"/></table:table-cell><table:table-cell table:style-name="Tabla3.A1" office:value-type="string"><text:p text:style-name="P34"/></table:table-cell></table:table-row></table:table><text:p text:style-name="P33"/></draw:text-box></draw:frame></text:p>
      <text:p text:style-name="P14"/>
      <text:p text:style-name="P12"/>
      <text:p text:style-name="P14"><draw:connector text:anchor-type="char" draw:z-index="4" draw:style-name="gr1" draw:text-style-name="P39" draw:type="line" svg:x1="7.371cm" svg:y1="0.476cm" svg:x2="7.375cm" svg:y2="1.196cm" svg:d="m7371 476 4 720" svg:viewBox="0 0 5 721"><text:p/></draw:connector></text:p>
      <text:p text:style-name="P12"/>
      <text:p text:style-name="P12"/>
      <text:p text:style-name="P12"/>
      <text:p text:style-name="P14"><draw:connector text:anchor-type="char" draw:z-index="5" draw:style-name="gr1" draw:text-style-name="P39" draw:type="line" svg:x1="7.424cm" svg:y1="0.182cm" svg:x2="7.428cm" svg:y2="1.956cm" svg:d="m7424 182 4 1774" svg:viewBox="0 0 5 1776"><text:p/></draw:connector></text:p>
      <text:p text:style-name="P14"><draw:connector text:anchor-type="char" draw:z-index="6" draw:style-name="gr1" draw:text-style-name="P39" draw:type="line" svg:x1="5.149cm" svg:y1="0.141cm" svg:x2="10.098cm" svg:y2="0.145cm" svg:d="m5149 141 4949 4" svg:viewBox="0 0 4951 5"><text:p/></draw:connector></text:p>
      <text:p text:style-name="P12"/>
      <text:p text:style-name="P12"/>
      <text:p text:style-name="P12"/>
      <text:p text:style-name="P14"><draw:connector text:anchor-type="char" draw:z-index="7" draw:style-name="gr1" draw:text-style-name="P39" draw:type="line" svg:x1="7.424cm" svg:y1="0.004cm" svg:x2="7.452cm" svg:y2="0.693cm" svg:d="m7424 4 28 689" svg:viewBox="0 0 30 691"><text:p/></draw:connector></text:p>
      <text:p text:style-name="P12"/>
      <text:p text:style-name="P14"><draw:connector text:anchor-type="char" draw:z-index="8" draw:style-name="gr1" draw:text-style-name="P39" draw:type="line" svg:x1="7.451cm" svg:y1="0.557cm" svg:x2="7.454cm" svg:y2="1.173cm" svg:d="m7451 557 3 616" svg:viewBox="0 0 5 617"><text:p/></draw:connector></text:p>
      <text:p text:style-name="P12"/>
      <text:p text:style-name="P12"/>
      <text:p text:style-name="P12"/>
      <text:p text:style-name="P12"/>
      <text:p text:style-name="P14"><draw:connector text:anchor-type="char" draw:z-index="10" draw:style-name="gr1" draw:text-style-name="P39" draw:type="line" svg:x1="7.557cm" svg:y1="0.97cm" svg:x2="7.56cm" svg:y2="0.593cm" svg:d="m7557 970 3-377" svg:viewBox="0 0 5 379"><text:p/></draw:connector></text:p>
      <text:p text:style-name="P14"/>
      <text:p text:style-name="P14"><draw:connector text:anchor-type="char" draw:z-index="11" draw:style-name="gr2" draw:text-style-name="P39" draw:type="line" svg:x1="7.557cm" svg:y1="0.411cm" svg:x2="7.56cm" svg:y2="1.228cm" svg:d="m7557 411 3 817" svg:viewBox="0 0 5 818"><text:p/></draw:connector></text:p>
      <text:p text:style-name="P12"/>
      <text:p text:style-name="P12"/>
      <text:p text:style-name="P12"/>
      <text:p text:style-name="P12"/>
      <text:p text:style-name="P14"><draw:frame draw:style-name="fr1" draw:name="Marco2" text:anchor-type="char" svg:x="0.042cm" svg:y="-0.252cm" svg:width="16.007cm" svg:height="16.325cm" draw:z-index="12"><draw:text-box><text:p text:style-name="Standard"/><text:p text:style-name="Standard"/><text:p text:style-name="Standard"><text:s text:c="63"/><draw:frame draw:style-name="fr2" draw:name="gráficos1" text:anchor-type="as-char" svg:width="1.464cm" svg:height="0.963cm" draw:z-index="13"><draw:image xlink:href="Pictures/2000001400000638000003C4BF438FB3.wmf" xlink:type="simple" xlink:show="embed" xlink:actuate="onLoad"/></draw:frame></text:p><text:p text:style-name="Standard"/><text:p text:style-name="Standard"/><text:p text:style-name="Standard"/><text:p text:style-name="Standard"/><table:table table:name="Tabla4" table:style-name="Tabla4"><table:table-column table:style-name="Tabla4.A"/><table:table-column table:style-name="Tabla4.B"/><table:table-column table:style-name="Tabla4.C"/><table:table-column table:style-name="Tabla4.D"/><table:table-column table:style-name="Tabla4.E"/><table:table-row table:style-name="Tabla4.1"><table:table-cell table:style-name="Tabla4.A1" office:value-type="string"><text:p text:style-name="P34"/></table:table-cell><table:table-cell table:style-name="Tabla4.B1" office:value-type="string"><text:p text:style-name="P34"/></table:table-cell><table:table-cell table:style-name="Tabla4.C1" office:value-type="string"><text:p text:style-name="Standard"><text:span text:style-name="T16">COMPRAVENTA DERECHOS DE CUOTA (25%) <text:s text:c="2"/></text:span><text:span text:style-name="T17"><text:s text:c="80"/>DE: <text:s text:c="2"/>IVAN DARIO SOLANO DONCEL <text:s text:c="51"/>A: MARIA CONSTANZA MUÑOZ DURAN <text:s text:c="129"/>ESC. 868 DE 24/O3/2007 NOT. 47 </text:span></text:p></table:table-cell><table:table-cell table:style-name="Tabla4.D1" office:value-type="string"><text:p text:style-name="P34"/></table:table-cell><table:table-cell table:style-name="Tabla4.B1" office:value-type="string"><text:p text:style-name="P34"/></table:table-cell></table:table-row><table:table-row table:style-name="Tabla4.2"><table:table-cell table:style-name="Tabla4.A2" office:value-type="string"><text:p text:style-name="Standard"><text:span text:style-name="T16">EMBARGO POR JURISDICCION <text:s text:c="19"/></text:span><text:span text:style-name="T17"><text:s text:c="35"/>DE: DIAN <text:s text:c="116"/>A: MARIA CONSTANZA MUÑOZ DURAN <text:s text:c="172"/>OFICIO 10161 DE 25/03/2010 DIAN DE BOGOTA</text:span></text:p></table:table-cell><table:table-cell table:style-name="Tabla4.B2" office:value-type="string"><text:p text:style-name="P34"/></table:table-cell><table:table-cell table:style-name="Tabla4.B1" office:value-type="string"><text:p text:style-name="P34"/></table:table-cell><table:table-cell table:style-name="Tabla4.B1" office:value-type="string"><text:p text:style-name="P34"/></table:table-cell><table:table-cell table:style-name="Tabla4.E2" office:value-type="string"><text:p text:style-name="Standard"><text:span text:style-name="T16">CANCELACION PROVIDENCIA ADMINISTRATIVA <text:s text:c="16"/></text:span><text:span text:style-name="T17"><text:s text:c="151"/>A: EMPRESA INDUSTRIAL Y COMERCIAL DEL DISTRITO CAPITAL -METROVIVIENDA <text:s text:c="131"/>OFICIO 3102 <text:s/>23/11/2010</text:span></text:p></table:table-cell></table:table-row><table:table-row table:style-name="Tabla4.3"><table:table-cell table:style-name="Tabla4.B1" office:value-type="string"><text:p text:style-name="P34"/></table:table-cell><table:table-cell table:style-name="Tabla4.B1" office:value-type="string"><text:p text:style-name="P34"/></table:table-cell><table:table-cell table:style-name="Tabla4.C1" office:value-type="string"><text:p text:style-name="Standard"><text:span text:style-name="T16">COMPRAVENTA DERECHOS DE CUOTA (5%) <text:s text:c="2"/></text:span><text:span text:style-name="T17"><text:s text:c="80"/>DE: <text:s text:c="2"/>HECTOR RAFAEL MUÑOZ DURAN <text:s text:c="62"/>A: ALVARO URIEL MUÑOZ <text:s text:c="128"/>ESC. 981 DE 03/04/2007 NOT. 47 </text:span></text:p></table:table-cell><table:table-cell table:style-name="Tabla4.D3" office:value-type="string"><text:p text:style-name="P34"/></table:table-cell><table:table-cell table:style-name="Tabla4.B1" office:value-type="string"><text:p text:style-name="P34"/></table:table-cell></table:table-row><table:table-row table:style-name="Tabla4.3"><table:table-cell table:style-name="Tabla4.A4" office:value-type="string"><text:p text:style-name="Standard"><text:span text:style-name="T16">DERECHO DE PREFERENCIA </text:span><text:span text:style-name="T17"><text:s text:c="69"/>A: EMPRESA INDUSTRIAL Y COMERCIAL DEL DISTRITO CAPITAL - <text:s/>METROVIVENDA <text:s text:c="55"/>RESOLUCION 053 DE 08/05/2008</text:span></text:p></table:table-cell><table:table-cell table:style-name="Tabla4.B4" office:value-type="string"><text:p text:style-name="P34"/></table:table-cell><table:table-cell table:style-name="Tabla4.B1" office:value-type="string"><text:p text:style-name="P34"/></table:table-cell><table:table-cell table:style-name="Tabla4.B1" office:value-type="string"><text:p text:style-name="P34"/></table:table-cell><table:table-cell table:style-name="Tabla4.B1" office:value-type="string"><text:p text:style-name="P34"/></table:table-cell></table:table-row><table:table-row table:style-name="Tabla4.5"><table:table-cell table:style-name="Tabla4.B1" office:value-type="string"><text:p text:style-name="P34"/></table:table-cell><table:table-cell table:style-name="Tabla4.B1" office:value-type="string"><text:p text:style-name="P34"/></table:table-cell><table:table-cell table:style-name="Tabla4.C1" office:value-type="string"><text:p text:style-name="Standard"><text:span text:style-name="T16">COMPRAVENTA DERECHOS DE CUOTA <text:s/></text:span><text:span text:style-name="T17"><text:s text:c="80"/>DE: <text:s text:c="2"/>HECTOR RAFAEL MUÑOZ DURAN <text:s text:c="51"/>A: MARIA CONSTANZA MUÑOZ DURAN <text:s text:c="129"/>ESC. 3174 DE 29/04/2010 NOT. 47 </text:span></text:p></table:table-cell><table:table-cell table:style-name="Tabla4.D5" office:value-type="string"><text:p text:style-name="P34"/></table:table-cell><table:table-cell table:style-name="Tabla4.B1" office:value-type="string"><text:p text:style-name="P34"/></table:table-cell></table:table-row></table:table><text:p text:style-name="P33"/></draw:text-box></draw:frame><text:soft-page-break/></text:p>
      <text:p text:style-name="P12"/>
      <text:p text:style-name="P14"><draw:connector text:anchor-type="char" draw:z-index="14" draw:style-name="gr1" draw:text-style-name="P39" draw:type="line" svg:x1="7.742cm" svg:y1="0.381cm" svg:x2="7.745cm" svg:y2="2.367cm" svg:d="m7742 381 3 1986" svg:viewBox="0 0 5 1988"><text:p/></draw:connector></text:p>
      <text:p text:style-name="P12"/>
      <text:p text:style-name="P12"/>
      <text:p text:style-name="P12"/>
      <text:p text:style-name="P12"/>
      <text:p text:style-name="P12"/>
      <text:p text:style-name="P14"><draw:connector text:anchor-type="char" draw:z-index="15" draw:style-name="gr1" draw:text-style-name="P39" draw:type="line" svg:x1="7.742cm" svg:y1="0.453cm" svg:x2="7.745cm" svg:y2="3.179cm" svg:d="m7742 453 3 2726" svg:viewBox="0 0 5 2727"><text:p/></draw:connector></text:p>
      <text:p text:style-name="P14"><draw:connector text:anchor-type="char" draw:z-index="16" draw:style-name="gr1" draw:text-style-name="P39" draw:type="line" svg:x1="5.334cm" svg:y1="0.707cm" svg:x2="7.743cm" svg:y2="0.679cm" svg:d="m5334 707 2409-28" svg:viewBox="0 0 2411 30"><text:p/></draw:connector></text:p>
      <text:p text:style-name="P14"><draw:connector text:anchor-type="char" draw:z-index="19" draw:style-name="gr1" draw:text-style-name="P39" draw:type="line" svg:x1="7.742cm" svg:y1="0.522cm" svg:x2="10.818cm" svg:y2="0.453cm" svg:d="m7742 522 3076-69" svg:viewBox="0 0 3078 71"><text:p/></draw:connector></text:p>
      <text:p text:style-name="P12"/>
      <text:p text:style-name="P12"/>
      <text:p text:style-name="P12"/>
      <text:p text:style-name="P14"><draw:connector text:anchor-type="char" draw:z-index="17" draw:style-name="gr1" draw:text-style-name="P39" draw:type="line" svg:x1="7.742cm" svg:y1="0.713cm" svg:x2="7.745cm" svg:y2="2.593cm" svg:d="m7742 713 3 1880" svg:viewBox="0 0 5 1882"><text:p/></draw:connector></text:p>
      <text:p text:style-name="P12"/>
      <text:p text:style-name="P14"><draw:connector text:anchor-type="char" draw:z-index="18" draw:style-name="gr1" draw:text-style-name="P39" draw:type="line" svg:x1="7.743cm" svg:y1="0.208cm" svg:x2="5.334cm" svg:y2="0.212cm" svg:d="m7743 208-2409 4" svg:viewBox="0 0 2411 5"><text:p/></draw:connector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8">ELABORO: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6">Ingeniero</text:p>
          </table:table-cell>
          <table:table-cell table:style-name="Tabla5.B2" office:value-type="string">
            <text:p text:style-name="P20"/>
          </table:table-cell>
        </table:table-row>
        <table:table-row table:style-name="Tabla5.1">
          <table:table-cell table:style-name="Tabla5.A3" office:value-type="string">
            <text:p text:style-name="P4">No. Tarjeta Profesional</text:p>
          </table:table-cell>
          <table:table-cell table:style-name="Tabla5.B3" office:value-type="string">
            <text:p text:style-name="P19"/>
          </table:table-cell>
        </table:table-row>
        <table:table-row table:style-name="Tabla5.1">
          <table:table-cell table:style-name="Tabla5.A4" office:value-type="string">
            <text:p text:style-name="P16">Firma</text:p>
          </table:table-cell>
          <table:table-cell table:style-name="Tabla5.B4" office:value-type="string">
            <text:p text:style-name="P2"/>
          </table:table-cell>
        </table:table-row>
      </table:table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CO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 Narrow" fo:language="es" fo:country="CO" style:font-name-complex="Arial Narrow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font6" style:family="paragraph" style:parent-style-name="Standard">
      <style:paragraph-properties fo:margin-top="0.494cm" fo:margin-bottom="0.494cm" style:contextual-spacing="false"/>
      <style:text-properties style:font-name="Arial" fo:font-weight="bold" style:font-name-asian="Arial Unicode MS" style:font-weight-asian="bold" style:font-name-complex="Arial" style:font-weight-complex="bold"/>
    </style:style>
    <style:style style:name="xl54" style:family="paragraph" style:parent-style-name="Standard">
      <style:paragraph-properties fo:margin-top="0.494cm" fo:margin-bottom="0.494cm" style:contextual-spacing="false" fo:text-align="justify" style:justify-single-word="false" fo:padding="0cm" fo:border-left="0.51pt solid #000000" fo:border-right="0.51pt solid #000000" fo:border-top="none" fo:border-bottom="0.51pt solid #000000" style:vertical-align="middle"/>
      <style:text-properties style:font-name="Arial" style:font-name-asian="Arial Unicode MS" style:font-name-complex="Arial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Arial" fo:font-size="13pt" fo:font-style="normal" fo:font-weight="bold" style:font-size-asian="13pt" style:font-style-asian="normal" style:font-weight-asian="bold" style:font-name-complex="Arial"/>
    </style:style>
    <style:style style:name="WW8Num2z1" style:family="text">
      <style:text-properties style:font-name="Arial" fo:font-size="10pt" fo:font-style="normal" fo:font-weight="normal" style:font-size-asian="10pt" style:font-style-asian="normal" style:font-weight-asian="normal" style:font-name-complex="Arial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 style:parent-style-name="Fuente_20_de_20_párrafo_20_predeter."/>
    <style:style style:name="Asunto_20_del_20_comentario_20_Car" style:display-name="Asunto del comentario Car" style:family="text">
      <style:text-properties fo:font-weight="bold" style:font-weight-asian="bold" style:font-weight-complex="bold"/>
    </style:style>
    <style:style style:name="Texto_20_de_20_globo_20_Car" style:display-name="Texto de globo Car" style:family="tex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6" style:family="table">
      <style:table-properties style:width="16.27cm" table:align="left" style:writing-mode="lr-tb"/>
    </style:style>
    <style:style style:name="Tabla6.A" style:family="table-column">
      <style:table-column-properties style:column-width="4.501cm"/>
    </style:style>
    <style:style style:name="Tabla6.B" style:family="table-column">
      <style:table-column-properties style:column-width="4.5cm"/>
    </style:style>
    <style:style style:name="Tabla6.C" style:family="table-column">
      <style:table-column-properties style:column-width="4.14cm"/>
    </style:style>
    <style:style style:name="Tabla6.D" style:family="table-column">
      <style:table-column-properties style:column-width="3.129cm"/>
    </style:style>
    <style:style style:name="Tabla6.1" style:family="table-row">
      <style:table-row-properties style:min-row-height="1.242cm" fo:keep-together="always"/>
    </style:style>
    <style:style style:name="Tab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1.027cm" fo:keep-together="always"/>
    </style:style>
    <style:style style:name="MP1" style:family="paragraph" style:parent-style-name="Header">
      <style:paragraph-properties fo:text-align="center" style:justify-single-word="false"/>
      <style:text-properties fo:language="en" fo:country="US" style:language-asian="es" style:country-asian="CO" style:font-name-complex="Arial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MP4" style:family="paragraph" style:parent-style-name="Header">
      <style:paragraph-properties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MP5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MP6" style:family="paragraph" style:parent-style-name="Header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MP7" style:family="paragraph" style:parent-style-name="Header">
      <style:paragraph-properties fo:text-align="center" style:justify-single-word="false"/>
    </style:style>
    <style:style style:name="MT1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01cm" fo:margin-bottom="2.501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rows-spanned="2" office:value-type="string">
              <text:p text:style-name="MP1"><draw:frame draw:style-name="Mfr1" draw:name="Imagen 1" text:anchor-type="as-char" svg:width="4.011cm" svg:height="2.484cm" draw:z-index="2"><draw:image xlink:href="Pictures/10000201000002330000015B4D449FE8.png" xlink:type="simple" xlink:show="embed" xlink:actuate="onLoad"/></draw:frame></text:p>
            </table:table-cell>
            <table:table-cell table:style-name="Tabla6.B1" table:number-columns-spanned="2" office:value-type="string">
              <text:p text:style-name="MP2"><text:span text:style-name="MT1">FICHA PREDIAL</text:span></text:p>
            </table:table-cell>
            <table:covered-table-cell/>
            <table:table-cell table:style-name="Tabla6.D1" office:value-type="string">
              <text:p text:style-name="MP3">GS-PC-02-FM-01</text:p>
            </table:table-cell>
          </table:table-row>
          <table:table-row table:style-name="Tabla6.2">
            <table:covered-table-cell/>
            <table:table-cell table:style-name="Tabla6.B1" office:value-type="string">
              <text:p text:style-name="MP5">VERSIÓN <text:s/>01</text:p>
            </table:table-cell>
            <table:table-cell table:style-name="Tabla6.B1" office:value-type="string">
              <text:p text:style-name="MP6">21 DE JULIO DE 2011</text:p>
            </table:table-cell>
            <table:table-cell table:style-name="Tabla6.D1" office:value-type="string">
              <text:p text:style-name="MP7"><text:span text:style-name="MT1">Página </text:span><text:span text:style-name="MT1"><text:page-number text:select-page="current">3</text:page-number></text:span><text:span text:style-name="MT1"> de </text:span><text:span text:style-name="Page_20_Number"><text:span text:style-name="MT1"><text:page-count style:num-format="1">3</text:page-count></text:span>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Luz Leon</meta:initial-creator>
    <meta:creation-date>2011-05-26T19:49:00</meta:creation-date>
    <dc:creator>Metrovivienda</dc:creator>
    <dc:date>2012-07-18T11:50:00</dc:date>
    <meta:print-date>2011-06-17T09:53:00</meta:print-date>
    <meta:editing-cycles>8</meta:editing-cycles>
    <meta:editing-duration>PT28M</meta:editing-duration>
    <meta:document-statistic meta:table-count="6" meta:image-count="2" meta:object-count="0" meta:page-count="3" meta:paragraph-count="72" meta:word-count="387" meta:character-count="6173" meta:non-whitespace-character-count="2166"/>
    <meta:generator>LibreOffice/4.0.2.2$Linux_X86_64 LibreOffice_project/400m0$Build-2</meta:generator>
  </office:meta>
</office:document-meta>
</file>